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nsolas, 'Liberation Mono', Me" svg:font-family="Consolas, 'Liberation Mono', M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DejaVu Sans"/>
    </style:style>
    <style:style style:name="TableColumn4" style:family="table-column">
      <style:table-column-properties style:column-width="3.4625in" style:use-optimal-column-width="false"/>
    </style:style>
    <style:style style:name="TableColumn5" style:family="table-column">
      <style:table-column-properties style:column-width="3.4645in" style:use-optimal-column-width="false"/>
    </style:style>
    <style:style style:name="Table3" style:family="table">
      <style:table-properties style:width="6.92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style:font-name="DejaVu Sans" fo:font-size="11pt" style:font-size-asian="11pt" style:font-size-complex="11pt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DejaVu Sans" fo:font-size="11pt" style:font-size-asian="11pt" style:font-size-complex="11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extbody" style:family="paragraph">
      <style:text-properties style:font-name="DejaVu Sans" fo:font-size="11pt" style:font-size-asian="11pt" style:font-size-complex="11pt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DejaVu Sans" fo:font-size="11pt" style:font-size-asian="11pt" style:font-size-complex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extbody" style:family="paragraph">
      <style:text-properties style:font-name="DejaVu Sans" fo:font-size="11pt" style:font-size-asian="11pt" style:font-size-complex="11pt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DejaVu Sans" fo:font-size="11pt" style:font-size-asian="11pt" style:font-size-complex="11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extbody" style:family="paragraph">
      <style:text-properties style:font-name="DejaVu Sans" fo:font-size="11pt" style:font-size-asian="11pt" style:font-size-complex="11pt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DejaVu Sans" fo:font-size="11pt" style:font-size-asian="11pt" style:font-size-complex="11pt"/>
    </style:style>
    <style:style style:name="P26" style:parent-style-name="Textbody" style:family="paragraph">
      <style:text-properties style:font-name="DejaVu Sans" fo:font-size="11pt" style:font-size-asian="11pt" style:font-size-complex="11pt"/>
    </style:style>
    <style:style style:name="P27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ableColumn29" style:family="table-column">
      <style:table-column-properties style:column-width="3.4375in" style:use-optimal-column-width="false"/>
    </style:style>
    <style:style style:name="TableColumn30" style:family="table-column">
      <style:table-column-properties style:column-width="3.4895in" style:use-optimal-column-width="false"/>
    </style:style>
    <style:style style:name="Table28" style:family="table">
      <style:table-properties style:width="6.927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DejaVu Sans" fo:font-size="11pt" style:font-size-asian="11pt" style:font-size-complex="11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DejaVu Sans" fo:font-size="11pt" style:font-size-asian="11pt" style:font-size-complex="11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DejaVu Sans" fo:font-size="11pt" style:font-size-asian="11pt" style:font-size-complex="11pt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DejaVu Sans" fo:font-size="11pt" style:font-size-asian="11pt" style:font-size-complex="11pt"/>
    </style:style>
    <style:style style:name="P41" style:parent-style-name="TableContents" style:family="paragraph">
      <style:text-properties style:font-name="DejaVu Sans" fo:font-size="11pt" style:font-size-asian="11pt" style:font-size-complex="11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DejaVu Sans" fo:font-size="11pt" style:font-size-asian="11pt" style:font-size-complex="11pt"/>
    </style:style>
    <style:style style:name="P45" style:parent-style-name="TableContents" style:family="paragraph">
      <style:text-properties style:font-name="DejaVu Sans" fo:font-size="11pt" style:font-size-asian="11pt" style:font-size-complex="11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DejaVu Sans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DejaVu Sans" fo:font-size="11pt" style:font-size-asian="11pt" style:font-size-complex="11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DejaVu Sans" fo:font-size="11pt" style:font-size-asian="11pt" style:font-size-complex="11pt"/>
    </style:style>
    <style:style style:name="P53" style:parent-style-name="TableContents" style:family="paragraph">
      <style:text-properties style:font-name="DejaVu Sans" fo:font-size="11pt" style:font-size-asian="11pt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DejaVu Sans" fo:font-size="11pt" style:font-size-asian="11pt" style:font-size-complex="11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DejaVu Sans" fo:font-size="11pt" style:font-size-asian="11pt" style:font-size-complex="11pt"/>
    </style:style>
    <style:style style:name="P59" style:parent-style-name="TableContents" style:family="paragraph">
      <style:text-properties style:font-name="DejaVu Sans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DejaVu Sans"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DejaVu Sans" fo:font-size="11pt" style:font-size-asian="11pt" style:font-size-complex="11pt"/>
    </style:style>
    <style:style style:name="P65" style:parent-style-name="TableContents" style:family="paragraph">
      <style:text-properties style:font-name="DejaVu Sans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DejaVu Sans" fo:font-size="11pt" style:font-size-asian="11pt" style:font-size-complex="11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DejaVu Sans" fo:font-size="11pt" style:font-size-asian="11pt" style:font-size-complex="11pt"/>
    </style:style>
    <style:style style:name="P71" style:parent-style-name="TableContents" style:family="paragraph">
      <style:text-properties style:font-name="DejaVu Sans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DejaVu Sans" fo:font-size="11pt" style:font-size-asian="11pt" style:font-size-complex="11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DejaVu Sans" fo:font-size="11pt" style:font-size-asian="11pt" style:font-size-complex="11pt"/>
    </style:style>
    <style:style style:name="P77" style:parent-style-name="TableContents" style:family="paragraph">
      <style:text-properties style:font-name="DejaVu Sans" fo:font-size="11pt" style:font-size-asian="11pt" style:font-size-complex="11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DejaVu Sans"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DejaVu Sans" fo:font-size="11pt" style:font-size-asian="11pt" style:font-size-complex="11pt"/>
    </style:style>
    <style:style style:name="P83" style:parent-style-name="TableContents" style:family="paragraph">
      <style:text-properties style:font-name="DejaVu Sans" fo:font-size="11pt" style:font-size-asian="11pt" style:font-size-complex="11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DejaVu Sans" fo:font-size="11pt" style:font-size-asian="11pt" style:font-size-complex="11pt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DejaVu Sans" fo:font-size="11pt" style:font-size-asian="11pt" style:font-size-complex="11pt"/>
    </style:style>
    <style:style style:name="P89" style:parent-style-name="TableContents" style:family="paragraph">
      <style:text-properties style:font-name="DejaVu Sans"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DejaVu Sans" fo:font-size="11pt" style:font-size-asian="11pt" style:font-size-complex="11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style:font-name="DejaVu Sans" fo:font-size="11pt" style:font-size-asian="11pt" style:font-size-complex="11pt"/>
    </style:style>
    <style:style style:name="P95" style:parent-style-name="TableContents" style:family="paragraph">
      <style:text-properties style:font-name="DejaVu Sans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DejaVu Sans" fo:font-size="11pt" style:font-size-asian="11pt" style:font-size-complex="11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DejaVu Sans" fo:font-size="11pt" style:font-size-asian="11pt" style:font-size-complex="11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DejaVu Sans" fo:font-size="11pt" style:font-size-asian="11pt" style:font-size-complex="11pt"/>
    </style:style>
    <style:style style:name="P104" style:parent-style-name="TableContents" style:family="paragraph">
      <style:text-properties style:font-name="DejaVu Sans" fo:font-size="11pt" style:font-size-asian="11pt" style:font-size-complex="11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DejaVu Sans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DejaVu Sans" fo:font-size="11pt" style:font-size-asian="11pt" style:font-size-complex="11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DejaVu Sans" fo:font-size="11pt" style:font-size-asian="11pt" style:font-size-complex="11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DejaVu Sans" fo:font-size="11pt" style:font-size-asian="11pt" style:font-size-complex="11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DejaVu Sans" fo:font-size="11pt" style:font-size-asian="11pt" style:font-size-complex="11pt"/>
    </style:style>
    <style:style style:name="P117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18" style:parent-style-name="Textbody" style:family="paragraph">
      <style:text-properties style:font-name="DejaVu Sans" fo:font-weight="bold" style:font-weight-asian="bold" style:font-weight-complex="bold" fo:font-size="10.5pt" style:font-size-asian="10.5pt" style:font-size-complex="10.5pt"/>
    </style:style>
    <style:style style:name="P119" style:parent-style-name="Textbody" style:family="paragraph">
      <style:text-properties style:font-name="DejaVu Sans" fo:font-weight="bold" style:font-weight-asian="bold" style:font-weight-complex="bold" fo:font-size="10.5pt" style:font-size-asian="10.5pt" style:font-size-complex="10.5pt"/>
    </style:style>
    <style:style style:name="P120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1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2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3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4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5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6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7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28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29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0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31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32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35" style:parent-style-name="Textbody" style:family="paragraph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6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7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8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T139" style:parent-style-name="DefaultParagraphFont" style:family="text">
      <style:text-properties style:font-name="DejaVu Sans" fo:font-weight="bold" style:font-weight-asian="bold" style:font-weight-complex="bold" fo:font-size="11pt" style:font-size-asian="11pt" style:font-size-complex="11pt"/>
    </style:style>
    <style:style style:name="P140" style:parent-style-name="Textbody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41" style:parent-style-name="Textbody" style:family="paragraph"/>
    <style:style style:name="T142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  <style:style style:name="T143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  <style:style style:name="T144" style:parent-style-name="SourceText" style:family="text">
      <style:text-properties style:font-name="Consolas, 'Liberation Mono', Me" fo:color="#333333" fo:font-size="10pt" style:font-size-asian="10pt" style:font-size-complex="10pt"/>
    </style:style>
    <style:style style:name="P145" style:parent-style-name="Textbody" style:family="paragraph">
      <style:text-properties style:font-name="DejaVu Sans" fo:font-weight="bold" style:font-weight-asian="bold" style:font-weight-complex="bold" fo:font-size="10pt" style:font-size-asian="10pt" style:font-size-complex="10pt"/>
    </style:style>
    <style:style style:name="P146" style:parent-style-name="Textbody" style:family="paragraph"/>
    <style:style style:name="T147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  <style:style style:name="T148" style:parent-style-name="DefaultParagraphFont" style:family="text">
      <style:text-properties style:font-name="DejaVu Sans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h text:style-name="P1" text:outline-level="1">Checklist for testing</text:h>
      <text:p text:style-name="Textbody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Your name</text:p>
          </table:table-cell>
          <table:table-cell table:style-name="TableCell9">
            <text:p text:style-name="P10">Barry de Graaff</text:p>
          </table:table-cell>
        </table:table-row>
        <table:table-row table:style-name="TableRow11">
          <table:table-cell table:style-name="TableCell12">
            <text:p text:style-name="P13">Date of testing</text:p>
          </table:table-cell>
          <table:table-cell table:style-name="TableCell14">
            <text:p text:style-name="P15">25-04-2015</text:p>
          </table:table-cell>
        </table:table-row>
        <table:table-row table:style-name="TableRow16">
          <table:table-cell table:style-name="TableCell17">
            <text:p text:style-name="P18">What browser did you test?</text:p>
          </table:table-cell>
          <table:table-cell table:style-name="TableCell19">
            <text:p text:style-name="P20">Internet Explorer 11</text:p>
          </table:table-cell>
        </table:table-row>
        <table:table-row table:style-name="TableRow21">
          <table:table-cell table:style-name="TableCell22">
            <text:p text:style-name="P23">What version of the Zimlet did you test?</text:p>
          </table:table-cell>
          <table:table-cell table:style-name="TableCell24">
            <text:p text:style-name="P25">1.5.9</text:p>
          </table:table-cell>
        </table:table-row>
      </table:table>
      <text:p text:style-name="P26"/>
      <text:p text:style-name="P27">What feature did you test?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feature</text:p>
          </table:table-cell>
          <table:table-cell table:style-name="TableCell34">
            <text:p text:style-name="P35">result</text:p>
          </table:table-cell>
        </table:table-row>
        <table:table-row table:style-name="TableRow36">
          <table:table-cell table:style-name="TableCell37">
            <text:p text:style-name="P38">Generate<text:s/>keypair</text:p>
          </table:table-cell>
          <table:table-cell table:style-name="TableCell39">
            <text:p text:style-name="P40">PASS</text:p>
            <text:p text:style-name="P41"/>
          </table:table-cell>
        </table:table-row>
        <table:table-row table:style-name="TableRow42">
          <table:table-cell table:style-name="TableCell43">
            <text:p text:style-name="P44">Sign from menu</text:p>
            <text:p text:style-name="P45"/>
          </table:table-cell>
          <table:table-cell table:style-name="TableCell46">
            <text:p text:style-name="P47">PASS</text:p>
          </table:table-cell>
        </table:table-row>
        <table:table-row table:style-name="TableRow48">
          <table:table-cell table:style-name="TableCell49">
            <text:p text:style-name="P50">Encrypt from menu without sign</text:p>
          </table:table-cell>
          <table:table-cell table:style-name="TableCell51">
            <text:p text:style-name="P52">PASS</text:p>
            <text:p text:style-name="P53"/>
          </table:table-cell>
        </table:table-row>
        <table:table-row table:style-name="TableRow54">
          <table:table-cell table:style-name="TableCell55">
            <text:p text:style-name="P56">Encrypt from menu with sign</text:p>
          </table:table-cell>
          <table:table-cell table:style-name="TableCell57">
            <text:p text:style-name="P58">PASS</text:p>
            <text:p text:style-name="P59"/>
          </table:table-cell>
        </table:table-row>
        <table:table-row table:style-name="TableRow60">
          <table:table-cell table:style-name="TableCell61">
            <text:p text:style-name="P62">Manage keys window</text:p>
          </table:table-cell>
          <table:table-cell table:style-name="TableCell63">
            <text:p text:style-name="P64">PASS</text:p>
            <text:p text:style-name="P65"/>
          </table:table-cell>
        </table:table-row>
        <table:table-row table:style-name="TableRow66">
          <table:table-cell table:style-name="TableCell67">
            <text:p text:style-name="P68">Sign from compose window with html</text:p>
          </table:table-cell>
          <table:table-cell table:style-name="TableCell69">
            <text:p text:style-name="P70">PASS</text:p>
            <text:p text:style-name="P71"/>
          </table:table-cell>
        </table:table-row>
        <table:table-row table:style-name="TableRow72">
          <table:table-cell table:style-name="TableCell73">
            <text:p text:style-name="P74">Sign from compose window with plain text</text:p>
          </table:table-cell>
          <table:table-cell table:style-name="TableCell75">
            <text:p text:style-name="P76">PASS</text:p>
            <text:p text:style-name="P77"/>
          </table:table-cell>
        </table:table-row>
        <table:table-row table:style-name="TableRow78">
          <table:table-cell table:style-name="TableCell79">
            <text:p text:style-name="P80">Encrypt from compose window with html without sign</text:p>
          </table:table-cell>
          <table:table-cell table:style-name="TableCell81">
            <text:p text:style-name="P82">PASS</text:p>
            <text:p text:style-name="P83"/>
          </table:table-cell>
        </table:table-row>
        <table:table-row table:style-name="TableRow84">
          <table:table-cell table:style-name="TableCell85">
            <text:p text:style-name="P86">Encrypt from compose window with html with sign</text:p>
          </table:table-cell>
          <table:table-cell table:style-name="TableCell87">
            <text:p text:style-name="P88">PASS</text:p>
            <text:p text:style-name="P89"/>
          </table:table-cell>
        </table:table-row>
        <table:table-row table:style-name="TableRow90">
          <table:table-cell table:style-name="TableCell91">
            <text:p text:style-name="P92">Encrypt from compose window with plain text without sign</text:p>
          </table:table-cell>
          <table:table-cell table:style-name="TableCell93">
            <text:p text:style-name="P94">PASS</text:p>
            <text:p text:style-name="P95"/>
          </table:table-cell>
        </table:table-row>
        <table:table-row table:style-name="TableRow96">
          <table:table-cell table:style-name="TableCell97">
            <text:p text:style-name="P98">Encrypt from compose window with plain text with sign</text:p>
          </table:table-cell>
          <table:table-cell table:style-name="TableCell99">
            <text:p text:style-name="P100">PASS</text:p>
          </table:table-cell>
        </table:table-row>
        <table:table-row table:style-name="TableRow101">
          <table:table-cell table:style-name="TableCell102">
            <text:p text:style-name="P103">Scan contacts feature</text:p>
            <text:p text:style-name="P104"/>
          </table:table-cell>
          <table:table-cell table:style-name="TableCell105">
            <text:p text:style-name="P106">PASS</text:p>
          </table:table-cell>
        </table:table-row>
        <table:table-row table:style-name="TableRow107">
          <table:table-cell table:style-name="TableCell108">
            <text:p text:style-name="P109">File encrypt/decrypt<text:line-break/></text:p>
          </table:table-cell>
          <table:table-cell table:style-name="TableCell110">
            <text:p text:style-name="P111">PASS</text:p>
          </table:table-cell>
        </table:table-row>
        <table:table-row table:style-name="TableRow112">
          <table:table-cell table:style-name="TableCell113">
            <text:p text:style-name="P114">Decrypt/verify messages from<text:s/>Thunderbird/Enigmail</text:p>
          </table:table-cell>
          <table:table-cell table:style-name="TableCell115">
            <text:p text:style-name="P116">Computer is to slow for this, running Windows 8.1 with IE11 on a dual-core duo from Vista era.</text:p>
          </table:table-cell>
        </table:table-row>
      </table:table>
      <text:p text:style-name="P117"><text:line-break/>Remarks:</text:p>
      <text:p text:style-name="P118">PASS</text:p>
      <text:p text:style-name="P119"/>
      <text:soft-page-break/>
      <text:h text:style-name="Heading3" text:outline-level="3">Guide for testing</text:h>
      <text:p text:style-name="P120"/>
      <text:p text:style-name="P121">Please follow the checklist to test the features offered by Zimbra OpenPGP Zimlet. You can do these test in a different order than in the checklist.</text:p>
      <text:p text:style-name="P122"/>
      <text:p text:style-name="P123">While it is important you use the Zimlet as if you are doing your daily PGP tasks, sometimes it can be convenient to have test data.</text:p>
      <text:p text:style-name="P124"><text:line-break/>For testing with plain text messages you can use</text:p>
      <text:p text:style-name="Textbody"><text:a xlink:href="https://raw.githubusercontent.com/barrydegraaff/pgp-zimlet/master/test/plain-text-message-test.txt" office:target-frame-name="_top" xlink:show="replace"><text:span text:style-name="T125">https://r</text:span><text:span text:style-name="T126">aw.githubusercontent.com/barrydegraaff/pgp-zimlet/master/test/plain-text-message-test.txt</text:span></text:a></text:p>
      <text:p text:style-name="P127"><text:line-break/>For testing with html messages you can use</text:p>
      <text:p text:style-name="Textbody"><text:a xlink:href="http://htmlpreview.github.io/?https://github.com/barrydegraaff/pgp-zimlet/blob/master/test/Lorem%20ipsum%20dolor%20sit%20amet.html" office:target-frame-name="_top" xlink:show="replace"><text:span text:style-name="T128">http://htmlpreview.github.io/?https://github.com/barrydegraaff/pgp-zimlet/blob/master/test/Lorem%20ipsum%20dolor%20sit%20amet.html</text:span></text:a></text:p>
      <text:p text:style-name="P129"><text:line-break/>For testing Thunderbird/Enigmail compatibility you can use this keypair</text:p>
      <text:p text:style-name="Textbody"><text:a xlink:href="https://raw.githubusercontent.com/barrydegraaff/pgp-zimlet/master/test/thunderbird-engimail-test-keypair.txt" office:target-frame-name="_top" xlink:show="replace"><text:span text:style-name="T130">https://raw.githubusercontent.com/barrydegraaff/pgp-zimlet/master/test/thunderbird-engimail-test-keypair.txt</text:span></text:a></text:p>
      <text:p text:style-name="P131"/>
      <text:p text:style-name="P132">And go to Zimbra preferences -&gt; import and import some test messages from Thunderbird/Enigmail.</text:p>
      <text:p text:style-name="Textbody"><text:a xlink:href="https://github.com/barrydegraaff/pgp-zimlet/blob/master/test/thunderbird-engimail-test-message.eml.tgz" office:target-frame-name="_top" xlink:show="replace"><text:span text:style-name="T133">https://github.com/barrydegraaff/pgp-zimlet/blob/master/test/t</text:span><text:span text:style-name="T134">hunderbird-engimail-test-message.eml.tgz</text:span></text:a></text:p>
      <text:p text:style-name="P135"/>
      <text:p text:style-name="Textbody"><text:span text:style-name="T136">To test the contacts scanning, add some contacts, go to<text:s/></text:span><text:a xlink:href="https://pgp.mit.edu/" office:target-frame-name="_top" xlink:show="replace"><text:span text:style-name="T137">https://pgp.mit.edu/</text:span></text:a><text:span text:style-name="T138"><text:s/>and add some keys or import in Zimbra some test contacts</text:span></text:p>
      <text:p text:style-name="Textbody"><text:a xlink:href="https://github.com/barrydegraaff/pgp-zimlet/blob/master/test/addressbook-for-testing.tgz" office:target-frame-name="_top" xlink:show="replace"><text:span text:style-name="T139">https://github.com/barrydegraaff/pgp-zimlet/blob/master/test/addressbook-for-testing.tgz</text:span></text:a></text:p>
      <text:list text:style-name="LFO1" text:continue-numbering="true">
        <text:list-item>
          <text:p text:style-name="P140">You can also ignore all of this and figure out your own test!</text:p>
        </text:list-item>
        <text:list-item>
          <text:p text:style-name="P141"><text:span text:style-name="T142">P</text:span><text:span text:style-name="T143">lease make sure to delete your browsers temporary files and flush the cache on the server before testing:<text:s/></text:span><text:span text:style-name="T144">zmprov fc all &amp;&amp; zmmailboxdctl restart</text:span></text:p>
        </text:list-item>
        <text:list-item>
          <text:p text:style-name="P145">Please make sure to test using the latest version of your browser and Zimbra, thanks!</text:p>
        </text:list-item>
        <text:list-item>
          <text:p text:style-name="P146"><text:span text:style-name="T147">Send your results to info</text:span><text:span text:style-name="T148"><text:s/>at barrydegraaff dot tk, thanks!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modern" style:font-pitch="fixed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 Mono" svg:font-family="DejaVu Sans Mono" style:font-family-generic="modern" style:font-pitch="fixed"/>
    <style:font-face style:name="Lohit Marathi" svg:font-family="Lohit Marathi" style:font-family-generic="modern" style:font-pitch="fixed"/>
    <style:font-face style:name="OpenSymbol" style:font-charset="x-symbol" svg:font-family="OpenSymbol" style:font-family-generic="system"/>
    <style:font-face style:name="DejaVu Sans" svg:font-family="DejaVu Sans" style:font-family-generic="swiss" style:font-pitch="variable"/>
    <style:font-face style:name="Consolas, 'Liberation Mono', Me" svg:font-family="Consolas, 'Liberation Mono', M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DejaVu Sans Mono" style:font-name-complex="Lohit Marathi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DejaVu Sans Mono" style:font-name-asian="WenQuanYi Zen Hei Sharp" style:font-name-complex="Lohit Marathi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125in"/>
      </style:header-style>
      <style:footer-style>
        <style:header-footer-properties style:dynamic-spacing="true" fo:min-height="0.002in"/>
      </style:footer-style>
    </style:page-layout>
    <style:style style:name="T2" style:parent-style-name="DefaultParagraphFont" style:family="text">
      <style:text-properties fo:language="nl" fo:country="NL" style:language-asian="nl" style:country-asian="NL" style:language-complex="ar" style:country-complex="SA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style-name="a0" draw:name="graphics2" text:anchor-type="paragraph" svg:x="5.9063in" svg:y="-0.2602in" svg:width="1.0154in" svg:height="1.1484in" style:rel-width="scale" style:rel-height="scale"><draw:image xlink:href="media/image1.pn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5-04-25T16:20:00Z</meta:creation-date>
    <dc:date>2015-04-25T18:47:00Z</dc:date>
    <meta:template xlink:href="Normal.dotm" xlink:type="simple"/>
    <meta:editing-cycles>8</meta:editing-cycles>
    <meta:editing-duration>PT10080S</meta:editing-duration>
    <meta:document-statistic meta:page-count="2" meta:paragraph-count="6" meta:word-count="483" meta:character-count="3135" meta:row-count="22" meta:non-whitespace-character-count="2658"/>
  </office:meta>
</office:document-meta>
</file>